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auto-grow-height="true" draw:auto-grow-width="false" fo:min-height="0.657cm" fo:min-width="0.201cm"/>
    </style:style>
    <style:style style:name="gr2" style:family="graphic" style:parent-style-name="text">
      <style:graphic-properties draw:stroke="solid" svg:stroke-color="#999999" draw:fill="none" draw:fill-color="#ffffff" draw:textarea-horizontal-align="left" draw:auto-grow-height="true" draw:auto-grow-width="true" fo:min-height="2.923cm" fo:min-width="10.924cm"/>
    </style:style>
    <style:style style:name="P1" style:family="paragraph">
      <style:text-properties fo:font-size="16.8999996185303pt"/>
    </style:style>
    <style:style style:name="P2" style:family="paragraph">
      <loext:graphic-properties draw:fill="none" draw:fill-color="#ffffff"/>
      <style:text-properties style:font-name="DejaVu Sans Mono"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6.8999996185303pt"/>
    </style:style>
    <style:style style:name="T2" style:family="text">
      <style:text-properties style:font-name="DejaVu Sans Mono" fo:font-size="12pt" fo:font-weight="bold" style:font-size-asian="18pt" style:font-weight-asian="bold" style:font-size-complex="18pt" style:font-weight-complex="bold"/>
    </style:style>
    <style:style style:name="T3" style:family="text">
      <style:text-properties fo:color="#0000ff" style:font-name="DejaVu Sans Mono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01cm" svg:height="0.912cm" svg:x="6.028cm" svg:y="4.567cm">
          <draw:text-box>
            <text:p><text:span text:style-name="T1"><text:s/></text:span></text:p>
          </draw:text-box>
        </draw:frame>
        <draw:frame draw:style-name="gr2" draw:text-style-name="P2" draw:layer="layout" svg:width="11.424cm" svg:height="3.173cm" svg:x="0.006cm" svg:y="0.002cm">
          <draw:text-box>
            <text:p><text:span text:style-name="T2">CONDUIT_</text:span><text:span text:style-name="T2">HDF5_INC</text:span><text:span text:style-name="T2">LUSION</text:span></text:p>
            <text:p><text:span text:style-name="T2">7 23 3</text:span></text:p>
            <text:p><text:span text:style-name="T3">/</text:span><text:span text:style-name="T3">p/vast1/</text:span><text:span text:style-name="T3">data</text:span></text:p>
            <text:p><text:span text:style-name="T3">file_1.h</text:span><text:span text:style-name="T3">5 3 7 </text:span><text:span text:style-name="T3">runid/00</text:span><text:span text:style-name="T3">2 </text:span><text:span text:style-name="T3">runid/00</text:span><text:span text:style-name="T3">5 </text:span><text:span text:style-name="T3">runid/01</text:span><text:span text:style-name="T3">1</text:span></text:p>
            <text:p><text:span text:style-name="T3">file_2.h</text:span><text:span text:style-name="T3">5 2 8 </text:span><text:span text:style-name="T3">runid/00</text:span><text:span text:style-name="T3">5 </text:span><text:span text:style-name="T3">runid/00</text:span><text:span text:style-name="T3">6</text:span></text:p>
            <text:p><text:span text:style-name="T3">file_3.h</text:span><text:span text:style-name="T3">5 2 8 </text:span><text:span text:style-name="T3">runid/00</text:span><text:span text:style-name="T3">0 </text:span><text:span text:style-name="T3">runid/00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DejaVu LGC Sans Mono" svg:font-family="'DejaVu LGC Sans Mono'" style:font-adornments="Boo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svg:stroke-color="#000000" draw:fill="solid" draw:fill-color="#e1e2e3"/>
      <style:paragraph-properties style:writing-mode="lr-tb"/>
      <style:text-properties style:font-name="DejaVu LGC Sans Mono" fo:font-family="'DejaVu LGC Sans Mono'" style:font-style-name="Book" style:font-family-generic="swiss" style:font-pitch="fixed" fo:font-size="12pt" style:font-weight-asian="normal"/>
    </style:style>
  </office:styles>
  <office:automatic-styles>
    <style:page-layout style:name="PM0">
      <style:page-layout-properties fo:margin-top="0cm" fo:margin-bottom="0cm" fo:margin-left="0cm" fo:margin-right="0cm" fo:page-width="11.43cm" fo:page-height="3.1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18:16:07.133665562</meta:creation-date>
    <dc:date>2021-07-12T22:06:05.572068461</dc:date>
    <meta:editing-duration>PT21M51S</meta:editing-duration>
    <meta:editing-cycles>6</meta:editing-cycles>
    <meta:generator>LibreOffice/5.3.6.1$Linux_X86_64 LibreOffice_project/30$Build-1</meta:generator>
    <meta:document-statistic meta:object-count="2"/>
  </office:meta>
</office:document-meta>
</file>